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47130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47130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onsolas" fo:font-size="12pt" fo:language="en" fo:country="US" officeooo:paragraph-rsid="00147130" style:font-size-asian="12pt" style:font-name-complex="Consolas1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Consolas" fo:font-size="12pt" fo:language="uk" fo:country="UA" officeooo:paragraph-rsid="00147130" style:font-size-asian="12pt" style:font-name-complex="Consolas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onsolas" fo:font-size="9pt" fo:language="uk" fo:country="UA" officeooo:paragraph-rsid="00147130" style:font-size-asian="9pt" style:font-name-complex="Consolas1" style:font-size-complex="9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onsolas" fo:language="uk" fo:country="UA" officeooo:paragraph-rsid="00147130" style:font-name-complex="Consolas1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4713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47130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officeooo:paragraph-rsid="00147130"/>
    </style:style>
    <style:style style:name="T1" style:family="text">
      <style:text-properties style:font-name="Consolas" fo:language="uk" fo:country="UA" style:font-name-complex="Consolas1"/>
    </style:style>
    <style:style style:name="T2" style:family="text">
      <style:text-properties style:font-name="Consolas" fo:font-size="12pt" fo:language="uk" fo:country="UA" style:font-size-asian="12pt" style:font-name-complex="Consolas1" style:font-size-complex="12pt"/>
    </style:style>
    <style:style style:name="T3" style:family="text">
      <style:text-properties style:font-name="Consolas" fo:font-size="12pt" fo:language="en" fo:country="US" style:font-size-asian="12pt" style:font-name-complex="Consolas1" style:font-size-complex="12pt"/>
    </style:style>
    <style:style style:name="T4" style:family="text">
      <style:text-properties style:font-name="Consolas" fo:font-size="12pt" fo:language="en" fo:country="US" fo:font-style="italic" fo:font-weight="bold" style:font-size-asian="12pt" style:font-style-asian="italic" style:font-weight-asian="bold" style:font-name-complex="Consolas1" style:font-size-complex="12pt" style:font-style-complex="italic" style:font-weight-complex="bold"/>
    </style:style>
    <style:style style:name="T5" style:family="text">
      <style:text-properties style:font-name="Consolas" fo:font-size="10pt" fo:language="uk" fo:country="UA" style:font-size-asian="10pt" style:font-name-complex="Consolas1" style:font-size-complex="10pt"/>
    </style:style>
    <style:style style:name="T6" style:family="text">
      <style:text-properties style:font-name="Consolas" fo:language="en" fo:country="US" style:font-name-complex="Consolas1"/>
    </style:style>
    <style:style style:name="T7" style:family="text">
      <style:text-properties style:font-name="Times New Roman" fo:font-size="12pt" fo:language="uk" fo:country="UA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8" style:family="text">
      <style:text-properties style:font-name="Times New Roman" fo:font-size="12pt" fo:language="uk" fo:country="UA" fo:font-style="italic" fo:font-weight="bold" officeooo:rsid="00147130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9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10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2" style:family="text">
      <style:text-properties style:font-name="Times New Roman" fo:font-size="12pt" fo:font-style="italic" fo:font-weight="bold" officeooo:rsid="00147130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3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en" fo:country="GB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6" style:family="text">
      <style:text-properties style:font-name="Times New Roman" fo:font-size="12pt" fo:language="en" fo:country="GB" fo:font-style="italic" fo:font-weight="bold" officeooo:rsid="00147130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language="uk" fo:country="UA" style:font-name-complex="Times New Roman1"/>
    </style:style>
    <style:style style:name="T19" style:family="text">
      <style:text-properties style:font-name="Times New Roman" fo:language="en" fo:country="US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Домашнє завдання </text:span></text:p>
      <text:p text:style-name="P8"/>
      <text:p text:style-name="P2"><text:span text:style-name="T17">Класи</text:span><text:span text:style-name="T14"> </text:span><text:span text:style-name="T17">файлових</text:span><text:span text:style-name="T14"> </text:span><text:span text:style-name="T17">потоків</text:span><text:span text:style-name="T14">. </text:span></text:p>
      <text:p text:style-name="P2"><text:span text:style-name="T4">StreamReader, StreamWriter. BinaryReader, BinaryWriter.</text:span></text:p>
      <text:p text:style-name="P2"><text:span text:style-name="T4"/></text:p>
      <text:p text:style-name="P2"><text:span text:style-name="T7">Завдання </text:span><text:span text:style-name="T8">1</text:span><text:span text:style-name="T7">.Виконати на вибір</text:span></text:p>
      <text:p text:style-name="P3"/>
      <text:p text:style-name="P2"><text:span text:style-name="T7">Завдання </text:span><text:span text:style-name="T16">1</text:span><text:span text:style-name="T7">.</text:span><text:span text:style-name="T13">1</text:span></text:p>
      <text:p text:style-name="P7"><text:span text:style-name="T9">Створити клас </text:span><text:span text:style-name="T2">AppSettingHelper,</text:span><text:span text:style-name="T9"> який у бінарному режимі(за допомогою </text:span><text:span text:style-name="T2">BinaryWriter, BinaryReader</text:span><text:span text:style-name="T9">) дозволяє записувати та зчитувати налаштування додатку(колір консолі, назву вікна, розміри вікна).</text:span></text:p>
      <text:p text:style-name="P7"><text:span text:style-name="T9">Створити додаток для демонстрації роботи класу </text:span><text:span text:style-name="T2">AppSettingHelper.</text:span></text:p>
      <text:p text:style-name="P4"/>
      <text:p text:style-name="P2"><text:span text:style-name="T7">Завдання </text:span><text:span text:style-name="T16">1</text:span><text:span text:style-name="T7">.2</text:span></text:p>
      <text:p text:style-name="P4"/>
      <text:p text:style-name="P1"><text:span text:style-name="T18">Створити клас, який містить методи для запису у файл та відновлення з файлу масиву чи списку (</text:span><text:span text:style-name="T1">Student [] <text:s/></text:span><text:span text:style-name="T18">або</text:span><text:span text:style-name="T1"> <text:s/>List&lt;Student&gt;)</text:span><text:span text:style-name="T18"> екземплярів класу Студент(ім’я, прізвище, оцінки </text:span><text:span text:style-name="T19">int</text:span><text:span text:style-name="T18"> [], спеціальність). Використати </text:span><text:span text:style-name="T2">BinaryWriter</text:span><text:span text:style-name="T5">, </text:span><text:span text:style-name="T2">Binary</text:span><text:span text:style-name="T3">Reader</text:span><text:span text:style-name="T1">.</text:span></text:p>
      <text:p text:style-name="P5"/>
      <text:p text:style-name="P2"><text:span text:style-name="T1">class FileWorker</text:span></text:p>
      <text:p text:style-name="P2"><text:span text:style-name="T1">{</text:span></text:p>
      <text:p text:style-name="P2"><text:span text:style-name="T1"><text:s/>public static <text:s/>void SaveStudent</text:span><text:span text:style-name="T6">s</text:span><text:span text:style-name="T1">(Student </text:span><text:span text:style-name="T6">[] </text:span><text:span text:style-name="T1">student, string filename)</text:span></text:p>
      <text:p text:style-name="P2"><text:span text:style-name="T1">{......}</text:span></text:p>
      <text:p text:style-name="P6"/>
      <text:p text:style-name="P2"><text:span text:style-name="T1">public static <text:s/>Student</text:span><text:span text:style-name="T6"> []</text:span><text:span text:style-name="T1"> LoadStudent</text:span><text:span text:style-name="T6">s</text:span><text:span text:style-name="T1">( string filename)</text:span></text:p>
      <text:p text:style-name="P2"><text:span text:style-name="T1">{......}</text:span></text:p>
      <text:p text:style-name="P2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17:44:12.881000000</meta:creation-date>
    <dc:date>2024-01-24T17:44:46.212000000</dc:date>
    <meta:editing-duration>PT33S</meta:editing-duration>
    <meta:editing-cycles>1</meta:editing-cycles>
    <meta:document-statistic meta:table-count="0" meta:image-count="0" meta:object-count="0" meta:page-count="1" meta:paragraph-count="16" meta:word-count="97" meta:character-count="804" meta:non-whitespace-character-count="716"/>
    <meta:generator>LibreOffice/5.1.3.2$Windows_x86 LibreOffice_project/644e4637d1d8544fd9f56425bd6cec110e49301b</meta:generator>
  </office:meta>
</office:document-meta>
</file>